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797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2.4854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1.0252in"/>
    </style:style>
    <style:style style:name="co8" style:family="table-column">
      <style:table-column-properties fo:break-before="auto" style:column-width="0.9602in"/>
    </style:style>
    <style:style style:name="co9" style:family="table-column">
      <style:table-column-properties fo:break-before="auto" style:column-width="1.0791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0.7346in"/>
    </style:style>
    <style:style style:name="co12" style:family="table-column">
      <style:table-column-properties fo:break-before="auto" style:column-width="0.4335in"/>
    </style:style>
    <style:style style:name="co13" style:family="table-column">
      <style:table-column-properties fo:break-before="auto" style:column-width="0.7209in"/>
    </style:style>
    <style:style style:name="co14" style:family="table-column">
      <style:table-column-properties fo:break-before="auto" style:column-width="0.4654in"/>
    </style:style>
    <style:style style:name="co15" style:family="table-column">
      <style:table-column-properties fo:break-before="auto" style:column-width="0.9071in"/>
    </style:style>
    <style:style style:name="co16" style:family="table-column">
      <style:table-column-properties fo:break-before="auto" style:column-width="0.4008in"/>
    </style:style>
    <style:style style:name="co17" style:family="table-column">
      <style:table-column-properties fo:break-before="auto" style:column-width="0.6272in"/>
    </style:style>
    <style:style style:name="co18" style:family="table-column">
      <style:table-column-properties fo:break-before="auto" style:column-width="0.8717in"/>
    </style:style>
    <style:style style:name="co19" style:family="table-column">
      <style:table-column-properties fo:break-before="auto" style:column-width="1.1654in"/>
    </style:style>
    <style:style style:name="co20" style:family="table-column">
      <style:table-column-properties fo:break-before="auto" style:column-width="2.8335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335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ce1"/>
        <table:table-column table:style-name="co3" table:number-columns-repeated="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Fresh Eating Generations</text:p>
          </table:table-cell>
          <table:table-cell office:value-type="string">
            <text:p>Storage Generations</text:p>
          </table:table-cell>
          <table:table-cell office:value-type="string">
            <text:p>Bed Ft/fresh eating Generation</text:p>
          </table:table-cell>
          <table:table-cell office:value-type="string">
            <text:p>Bed ft/Storage generation</text:p>
          </table:table-cell>
          <table:table-cell office:value-type="string">
            <text:p>time between generations</text:p>
          </table:table-cell>
          <table:table-cell office:value-type="string">
            <text:p>Fresh Eating Planting Dates</text:p>
          </table:table-cell>
          <table:table-cell office:value-type="string">
            <text:p>Storage Planting Dates</text:p>
          </table:table-cell>
          <table:table-cell office:value-type="string">
            <text:p>Parts Per Crop</text:p>
          </table:table-cell>
          <table:table-cell office:value-type="string">
            <text:p>Product ID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4/12, 4/28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1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number-columns-repeated="2"/>
          <table:table-cell table:style-name="ce3" office:value-type="date" office:date-value="2012-07-01">
            <text:p>07/01/12</text:p>
          </table:table-cell>
          <table:table-cell office:value-type="float" office:value="1">
            <text:p>1</text:p>
          </table:table-cell>
          <table:table-cell office:value-type="string">
            <text:p>209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2/12, 5/2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22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3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75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4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81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0/12, 5/24/12, 6/7/12, 6/2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903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2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Default" office:value-type="string">
            <text:p>5/10/12, 5/2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3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1">
            <text:p>1</text:p>
          </table:table-cell>
          <table:table-cell/>
          <table:table-cell office:value-type="float" office:value="84">
            <text:p>84</text:p>
          </table:table-cell>
          <table:table-cell table:number-columns-repeated="2"/>
          <table:table-cell table:style-name="ce3" office:value-type="date" office:date-value="2012-06-24">
            <text:p>06/2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469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24/1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6"/>
          <table:table-cell office:value-type="string">
            <text:p>25: $17.50; 50: $23.50; 100: $40 (Get 200)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date" office:date-value="2012-02-29">
            <text:p>02/29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521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date" office:date-value="2012-02-29">
            <text:p>02/29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37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table:number-columns-repeated="7"/>
          <table:table-cell office:value-type="float" office:value="0">
            <text:p>0</text:p>
          </table:table-cell>
          <table:table-cell table:style-name="ce4" office:value-type="string">
            <text:p>2137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2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2">
            <text:p>2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18/12, 4/2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3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2">
          <table:table-cell office:value-type="string">
            <text:p>Broccoli</text:p>
          </table:table-cell>
          <table:table-cell office:value-type="string">
            <text:p>Arcadia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table:style-name="ce4" office:value-type="string">
            <text:p>139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3">
            <text:p>63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table:style-name="ce4" office:value-type="string">
            <text:p>230</text:p>
          </table:table-cell>
          <table:table-cell office:value-type="float" office:value="35">
            <text:p>35</text:p>
          </table:table-cell>
          <table:table-cell office:value-type="date" office:date-value="2011-05-01">
            <text:p>05/01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3/21/12, 4/18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office:value-type="string">
            <text:p>2123G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5">
            <text:p>6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2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1">
            <text:p>1</text:p>
          </table:table-cell>
          <table:table-cell/>
          <table:table-cell office:value-type="float" office:value="62">
            <text:p>62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67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2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421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8/12, 5/2/12, 5/16/12, 5/30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0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2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style-name="ce3" office:value-type="date" office:date-value="2012-07-15">
            <text:p>07/15/12</text:p>
          </table:table-cell>
          <table:table-cell office:value-type="float" office:value="1">
            <text:p>1</text:p>
          </table:table-cell>
          <table:table-cell office:value-type="string">
            <text:p>705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2">
          <table:table-cell office:value-type="string">
            <text:p>Radish</text:p>
          </table:table-cell>
          <table:table-cell office:value-type="string">
            <text:p>Red meat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Default"/>
          <table:table-cell table:style-name="ce3" office:value-type="string">
            <text:p>07/01/12, 07/15/12</text:p>
          </table:table-cell>
          <table:table-cell office:value-type="float" office:value="1">
            <text:p>1</text:p>
          </table:table-cell>
          <table:table-cell table:style-name="ce4" office:value-type="string">
            <text:p>624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8">
            <text:p>8</text:p>
          </table:table-cell>
          <table:table-cell table:style-name="ce4" office:value-type="string">
            <text:p>707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4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39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971G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6/12, 4/13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751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2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267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4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3/12, 4/30/12, 5/7/12, 5/14/12, 5/21/12 </text:p>
          </table:table-cell>
          <table:table-cell office:value-type="string">
            <text:p>7/25/12, 8/1/12</text:p>
          </table:table-cell>
          <table:table-cell office:value-type="float" office:value="1">
            <text:p>1</text:p>
          </table:table-cell>
          <table:table-cell table:style-name="ce4" office:value-type="string">
            <text:p>299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4">
            <text:p>4</text:p>
          </table:table-cell>
          <table:table-cell/>
          <table:table-cell office:value-type="float" office:value="13.5">
            <text:p>13.5</text:p>
          </table:table-cell>
          <table:table-cell/>
          <table:table-cell office:value-type="float" office:value="2">
            <text:p>2</text:p>
          </table:table-cell>
          <table:table-cell table:style-name="ce3" office:value-type="string">
            <text:p>06/01/2012, 6/15/12, 6/29/12, 7/13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9G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4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  <table:table-cell office:value-type="string">
            <text:p>Make sure dill is ready by the time these are</text:p>
          </table:table-cell>
        </table:table-row>
        <table:table-row table:style-name="ro2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office:value-type="float" office:value="1">
            <text:p>1</text:p>
          </table:table-cell>
          <table:table-cell/>
          <table:table-cell office:value-type="float" office:value="10.5">
            <text:p>10.5</text:p>
          </table:table-cell>
          <table:table-cell table:number-columns-repeated="2"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416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2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float" office:value="1">
            <text:p>1</text:p>
          </table:table-cell>
          <table:table-cell/>
          <table:table-cell office:value-type="float" office:value="10.5">
            <text:p>10.5</text:p>
          </table:table-cell>
          <table:table-cell table:number-columns-repeated="2"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95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2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48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3/27/12, 4/10/12, 4/2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61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4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2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Default" office:value-type="string">
            <text:p>4/6/12, 4/13/12, 4/20/12, 4/2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49G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2">
          <table:table-cell office:value-type="string">
            <text:p>Chard (IT IS A BEET)</text:p>
          </table:table-cell>
          <table:table-cell office:value-type="string">
            <text:p>Bright Lights</text:p>
          </table:table-cell>
          <table:table-cell office:value-type="float" office:value="2">
            <text:p>2</text:p>
          </table:table-cell>
          <table:table-cell/>
          <table:table-cell office:value-type="float" office:value="18.5">
            <text:p>18.5</text:p>
          </table:table-cell>
          <table:table-cell/>
          <table:table-cell office:value-type="float" office:value="4">
            <text:p>4</text:p>
          </table:table-cell>
          <table:table-cell table:style-name="ce2" office:value-type="string">
            <text:p>03/12/2012, 4/9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03D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14"/>
        </table:table-row>
        <table:table-row table:style-name="ro2">
          <table:table-cell office:value-type="string">
            <text:p>Salsify (MYSTERY FRUIT)</text:p>
          </table:table-cell>
          <table:table-cell office:value-type="string">
            <text:p>Mammoth Sandwich Island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3" office:value-type="date" office:date-value="2012-04-23">
            <text:p>04/23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520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0/1/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8.85">
            <text:p>8.85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string">
            <text:p>Harvest after a frost or three</text:p>
          </table:table-cell>
        </table:table-row>
        <table:table-row table:style-name="ro2">
          <table:table-cell office:value-type="string">
            <text:p>Dill</text:p>
          </table:table-cell>
          <table:table-cell office:value-type="string">
            <text:p>Bouquet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01/12, 6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20g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500">
            <text:p>20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5.3">
            <text:p>5.3</text:p>
          </table:table-cell>
          <table:table-cell/>
          <table:table-cell office:value-type="float" office:value="8.85">
            <text:p>8.85</text:p>
          </table:table-cell>
          <table:table-cell table:number-columns-repeated="8"/>
        </table:table-row>
        <table:table-row table:style-name="ro2">
          <table:table-cell office:value-type="string">
            <text:p>Basil</text:p>
          </table:table-cell>
          <table:table-cell office:value-type="string">
            <text:p>Genovese (OG)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3/12, 5/2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1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68">
            <text:p>68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6.7">
            <text:p>6.7</text:p>
          </table:table-cell>
          <table:table-cell/>
          <table:table-cell office:value-type="float" office:value="13.4">
            <text:p>13.4</text:p>
          </table:table-cell>
          <table:table-cell table:number-columns-repeated="2"/>
          <table:table-cell office:value-type="float" office:value="9000">
            <text:p>900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Rouge Vif D'etamps</text:p>
          </table:table-cell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 table:number-columns-repeated="2"/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115">
            <text:p>115</text:p>
          </table:table-cell>
          <table:table-cell table:style-name="ce4" office:value-type="string">
            <text:p>09/15/11</text:p>
          </table:table-cell>
          <table:table-cell office:value-type="float" office:value="30">
            <text:p>30</text:p>
          </table:table-cell>
          <table:table-cell table:number-columns-repeated="21"/>
        </table:table-row>
        <table:table-row table:style-name="ro2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" office:value-type="date" office:date-value="2012-06-05">
            <text:p>06/0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570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4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2">
          <table:table-cell office:value-type="string">
            <text:p>Garlic</text:p>
          </table:table-cell>
          <table:table-cell office:value-type="string">
            <text:p>Musik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Garlic</text:p>
          </table:table-cell>
          <table:table-cell office:value-type="string">
            <text:p>Red Siberian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431G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Garlic</text:p>
          </table:table-cell>
          <table:table-cell office:value-type="string">
            <text:p>Inchelium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Strawberry Field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12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6.25">
            <text:p>6.25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Supreme Bl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830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00">
            <text:p>106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17.4">
            <text:p>17.4</text:p>
          </table:table-cell>
          <table:table-cell table:number-columns-repeated="12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Apricot Peach Mix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74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7000">
            <text:p>37000</text:p>
          </table:table-cell>
          <table:table-cell office:value-type="float" office:value="3.45">
            <text:p>3.45</text:p>
          </table:table-cell>
          <table:table-cell table:number-columns-repeated="6"/>
          <table:table-cell office:value-type="float" office:value="12.15">
            <text:p>12.15</text:p>
          </table:table-cell>
          <table:table-cell table:number-columns-repeated="11"/>
        </table:table-row>
        <table:table-row table:style-name="ro2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table:style-name="ce3" office:value-type="date" office:date-value="2012-04-25">
            <text:p>04/2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028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1/01/11</text:p>
          </table:table-cell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table:formula="of:=70500/16" office:value-type="float" office:value="4406.25">
            <text:p>4406.25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">
            <text:p>3.7</text:p>
          </table:table-cell>
          <table:table-cell office:value-type="float" office:value="1.95">
            <text:p>1.95</text:p>
          </table:table-cell>
          <table:table-cell table:number-columns-repeated="7"/>
          <table:table-cell office:value-type="float" office:value="250">
            <text:p>250</text:p>
          </table:table-cell>
          <table:table-cell table:number-columns-repeated="5"/>
        </table:table-row>
        <table:table-row table:style-name="ro2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 table:number-columns-repeated="2"/>
          <table:table-cell table:style-name="ce3" office:value-type="date" office:date-value="2012-03-08">
            <text:p>03/08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60G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250">
            <text:p>250</text:p>
          </table:table-cell>
          <table:table-cell office:value-type="float" office:value="111">
            <text:p>111</text:p>
          </table:table-cell>
          <table:table-cell/>
          <table:table-cell office:value-type="float" office:value="4.95">
            <text:p>4.95</text:p>
          </table:table-cell>
          <table:table-cell table:number-columns-repeated="3"/>
          <table:table-cell office:value-type="float" office:value="9.85">
            <text:p>9.85</text:p>
          </table:table-cell>
          <table:table-cell office:value-type="float" office:value="42">
            <text:p>42</text:p>
          </table:table-cell>
          <table:table-cell table:number-columns-repeated="13"/>
        </table:table-row>
        <table:table-row table:style-name="ro2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  <table:table-cell/>
          <table:table-cell table:style-name="ce2" office:value-type="date" office:date-value="2012-02-19">
            <text:p>02/19/12</text:p>
          </table:table-cell>
          <table:table-cell table:style-name="ce3" office:value-type="date" office:date-value="2012-06-15">
            <text:p>06/15/12</text:p>
          </table:table-cell>
          <table:table-cell office:value-type="float" office:value="2">
            <text:p>2</text:p>
          </table:table-cell>
          <table:table-cell office:value-type="string">
            <text:p>237G</text:p>
          </table:table-cell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3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2">
          <table:table-cell office:value-type="string">
            <text:p>Kohlrabi</text:p>
          </table:table-cell>
          <table:table-cell office:value-type="string">
            <text:p>Gigant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2"/>
          <table:table-cell table:style-name="ce3"/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130">
            <text:p>130</text:p>
          </table:table-cell>
          <table:table-cell table:style-name="ce3" office:value-type="date" office:date-value="2011-10-01">
            <text:p>10/01/11</text:p>
          </table:table-cell>
          <table:table-cell table:number-columns-repeated="22"/>
        </table:table-row>
        <table:table-row table:style-name="ro2">
          <table:table-cell office:value-type="string">
            <text:p>Cilantro</text:p>
          </table:table-cell>
          <table:table-cell office:value-type="string">
            <text:p>Calypso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1/12, 6/1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803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4.55">
            <text:p>4.55</text:p>
          </table:table-cell>
          <table:table-cell/>
          <table:table-cell office:value-type="float" office:value="10.2">
            <text:p>10.2</text:p>
          </table:table-cell>
          <table:table-cell table:number-columns-repeated="8"/>
        </table:table-row>
        <table:table-row table:style-name="ro2">
          <table:table-cell office:value-type="string">
            <text:p>Summer Squash</text:p>
          </table:table-cell>
          <table:table-cell office:value-type="string">
            <text:p>Yellow Crookneck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table:number-columns-repeated="22"/>
        </table:table-row>
        <table:table-row table:style-name="ro1" table:number-rows-repeated="1048517">
          <table:table-cell table:number-columns-repeated="37"/>
        </table:table-row>
        <table:table-row table:style-name="ro1">
          <table:table-cell table:number-columns-repeated="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03/16/2012</text:date>, <text:time>10:3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03-16T10:39:42</dc:date>
    <dc:creator>Jean-Paul Calderone</dc:creator>
    <meta:editing-duration>PT20H53M25S</meta:editing-duration>
    <meta:editing-cycles>41</meta:editing-cycles>
    <meta:document-statistic meta:table-count="1" meta:cell-count="1015" meta:object-count="0"/>
  </office:meta>
</office:document-meta>
</file>